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entury Gothic"/>
    </style:style>
    <style:style style:name="T1" style:family="text">
      <style:text-properties style:font-name="Century Goth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gradient" draw:fill-gradient-name="Tango_20_Red" draw:textarea-horizontal-align="justify" draw:textarea-vertical-align="middle" draw:auto-grow-height="false" fo:min-height="1.655cm" fo:min-width="16.817cm" draw:shadow="visible" draw:shadow-offset-x="-0.198cm" draw:shadow-offset-y="-0.198cm" draw:shadow-color="#ff9999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as-char" draw:z-index="0" draw:style-name="gr1" draw:text-style-name="P2" svg:width="16.994cm" svg:height="1.832cm"><text:p text:style-name="P1"><text:span text:style-name="T1">FIRST NAME, LAST NAME</text:span></text:p><text:p text:style-name="P1"><text:span text:style-name="T1">Address, City, Country</text:span></text:p><text:p text:style-name="P1"><text:span text:style-name="T1">Tel., Skyp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ella Tromba</meta:initial-creator>
    <meta:creation-date>2015-06-08T18:31:27.518000000</meta:creation-date>
    <dc:date>2015-06-08T18:36:40.921000000</dc:date>
    <dc:creator>Antonella Tromba</dc:creator>
    <meta:editing-duration>PT5M27S</meta:editing-duration>
    <meta:editing-cycles>1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